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d544" officeooo:paragraph-rsid="000fd544"/>
    </style:style>
    <style:style style:name="P2" style:family="paragraph" style:parent-style-name="Standard" style:list-style-name="L1">
      <style:text-properties officeooo:rsid="000fd544" officeooo:paragraph-rsid="000fd544"/>
    </style:style>
    <style:style style:name="P3" style:family="paragraph" style:parent-style-name="Standard" style:list-style-name="L2">
      <style:text-properties officeooo:rsid="000fd544" officeooo:paragraph-rsid="000fd544"/>
    </style:style>
    <style:style style:name="P4" style:family="paragraph" style:parent-style-name="Standard" style:list-style-name="L1">
      <style:text-properties officeooo:paragraph-rsid="000fd544"/>
    </style:style>
    <style:style style:name="T1" style:family="text">
      <style:text-properties officeooo:rsid="000fd544"/>
    </style:style>
    <style:style style:name="T2" style:family="text">
      <style:text-properties officeooo:rsid="001183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p 2 extra problems not given out for the class.</text:p>
      <text:p text:style-name="P1"/>
      <text:p text:style-name="P1">How to calculate the checksum in IPv4</text:p>
      <text:p text:style-name="P1"/>
      <text:p text:style-name="P1">If creating a new data gram, set the check sum to all 0s.</text:p>
      <text:list xml:id="list5999380118085053641" text:style-name="L1">
        <text:list-item>
          <text:p text:style-name="P4"><text:span text:style-name="T1">First add all the blocks from the header to get a string of binary.</text:span></text:p>
        </text:list-item>
        <text:list-item>
          <text:p text:style-name="P2">Add to the <text:span text:style-name="T2">data-grams</text:span> header for check sum, and send.</text:p>
          <text:p text:style-name="P2"/>
        </text:list-item>
      </text:list>
      <text:p text:style-name="P1">If Receiving and checking</text:p>
      <text:list xml:id="list825687564848346763" text:style-name="L2">
        <text:list-item>
          <text:p text:style-name="P3">add all the blocks from the header to get a string of binary.</text:p>
        </text:list-item>
        <text:list-item>
          <text:p text:style-name="P3">Add the checksum in the header to resulting value using one’s complement.</text:p>
        </text:list-item>
        <text:list-item>
          <text:p text:style-name="P3">Carry around the 1 at the end of the addition if it exists.</text:p>
        </text:list-item>
        <text:list-item>
          <text:p text:style-name="P3">Should be FF, if not its corrupt and discard.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5:32:35.594000000</meta:creation-date>
    <dc:date>2017-09-17T15:41:01.960000000</dc:date>
    <meta:editing-duration>PT8M26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0" meta:word-count="111" meta:character-count="538" meta:non-whitespace-character-count="443"/>
  </office:meta>
</office:document-meta>
</file>